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eddfa" officeooo:paragraph-rsid="001eddfa"/>
    </style:style>
    <style:style style:name="P2" style:family="paragraph" style:parent-style-name="Subtitle">
      <style:text-properties officeooo:rsid="0036a734" officeooo:paragraph-rsid="0036a734"/>
    </style:style>
    <style:style style:name="P3" style:family="paragraph" style:parent-style-name="Subtitle">
      <style:text-properties officeooo:rsid="006ec8f4" officeooo:paragraph-rsid="006ec8f4"/>
    </style:style>
    <style:style style:name="P4" style:family="paragraph" style:parent-style-name="Text_20_body">
      <style:paragraph-properties fo:text-align="justify" style:justify-single-word="false"/>
      <style:text-properties officeooo:rsid="00208b6d" officeooo:paragraph-rsid="00208b6d"/>
    </style:style>
    <style:style style:name="P5" style:family="paragraph" style:parent-style-name="Text_20_body">
      <style:paragraph-properties fo:text-align="justify" style:justify-single-word="false"/>
      <style:text-properties officeooo:rsid="00298411" officeooo:paragraph-rsid="00298411"/>
    </style:style>
    <style:style style:name="P6" style:family="paragraph" style:parent-style-name="Text_20_body">
      <style:paragraph-properties fo:text-align="justify" style:justify-single-word="false"/>
      <style:text-properties officeooo:rsid="00354888" officeooo:paragraph-rsid="00354888"/>
    </style:style>
    <style:style style:name="P7" style:family="paragraph" style:parent-style-name="Text_20_body">
      <style:paragraph-properties fo:text-align="justify" style:justify-single-word="false"/>
      <style:text-properties officeooo:paragraph-rsid="0051ae53"/>
    </style:style>
    <style:style style:name="P8" style:family="paragraph" style:parent-style-name="Text_20_body">
      <style:paragraph-properties fo:text-align="justify" style:justify-single-word="false"/>
      <style:text-properties officeooo:paragraph-rsid="006f24bd"/>
    </style:style>
    <style:style style:name="P9" style:family="paragraph" style:parent-style-name="Text_20_body">
      <style:paragraph-properties fo:text-align="justify" style:justify-single-word="false"/>
      <style:text-properties officeooo:rsid="00370a83" officeooo:paragraph-rsid="00370a83"/>
    </style:style>
    <style:style style:name="P10" style:family="paragraph" style:parent-style-name="Text_20_body">
      <style:paragraph-properties fo:text-align="justify" style:justify-single-word="false"/>
      <style:text-properties officeooo:rsid="005cc79c" officeooo:paragraph-rsid="005cc79c"/>
    </style:style>
    <style:style style:name="P11" style:family="paragraph" style:parent-style-name="Text_20_body">
      <style:paragraph-properties fo:text-align="justify" style:justify-single-word="false"/>
      <style:text-properties officeooo:rsid="00797e86" officeooo:paragraph-rsid="00797e86"/>
    </style:style>
    <style:style style:name="P12" style:family="paragraph" style:parent-style-name="Text_20_body">
      <style:paragraph-properties fo:text-align="justify" style:justify-single-word="false"/>
      <style:text-properties officeooo:rsid="00ac7af6" officeooo:paragraph-rsid="00ac7af6"/>
    </style:style>
    <style:style style:name="P13" style:family="paragraph" style:parent-style-name="Text_20_body">
      <style:paragraph-properties fo:text-align="justify" style:justify-single-word="false"/>
      <style:text-properties officeooo:rsid="00bb6862" officeooo:paragraph-rsid="00bb6862"/>
    </style:style>
    <style:style style:name="P14" style:family="paragraph" style:parent-style-name="Title">
      <style:text-properties officeooo:rsid="001eddfa" officeooo:paragraph-rsid="001eddfa"/>
    </style:style>
    <style:style style:name="P15" style:family="paragraph" style:parent-style-name="Title">
      <style:text-properties officeooo:rsid="00c6527d" officeooo:paragraph-rsid="00c6527d"/>
    </style:style>
    <style:style style:name="P16" style:family="paragraph" style:parent-style-name="Subtitle">
      <style:text-properties officeooo:rsid="00f8ec4f" officeooo:paragraph-rsid="00f8ec4f"/>
    </style:style>
    <style:style style:name="P17" style:family="paragraph" style:parent-style-name="Text_20_body">
      <style:paragraph-properties fo:text-align="justify" style:justify-single-word="false"/>
      <style:text-properties officeooo:rsid="00fa82d4" officeooo:paragraph-rsid="00fa82d4"/>
    </style:style>
    <style:style style:name="P18" style:family="paragraph" style:parent-style-name="Text_20_body">
      <style:paragraph-properties fo:text-align="justify" style:justify-single-word="false"/>
      <style:text-properties officeooo:rsid="0116beeb" officeooo:paragraph-rsid="0116beeb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rsid="00cb3ca4" officeooo:paragraph-rsid="00cb3ca4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rsid="00dd2e18" officeooo:paragraph-rsid="00dd2e18"/>
    </style:style>
    <style:style style:name="T1" style:family="text">
      <style:text-properties officeooo:rsid="002289d9"/>
    </style:style>
    <style:style style:name="T2" style:family="text">
      <style:text-properties officeooo:rsid="002391a7"/>
    </style:style>
    <style:style style:name="T3" style:family="text">
      <style:text-properties officeooo:rsid="0025dd06"/>
    </style:style>
    <style:style style:name="T4" style:family="text">
      <style:text-properties officeooo:rsid="00278bf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bfb" style:font-style-asian="italic" style:font-style-complex="italic"/>
    </style:style>
    <style:style style:name="T7" style:family="text">
      <style:text-properties fo:font-style="italic" officeooo:rsid="002b110e" style:font-style-asian="italic" style:font-style-complex="italic"/>
    </style:style>
    <style:style style:name="T8" style:family="text">
      <style:text-properties fo:font-style="italic" officeooo:rsid="0032558d" style:font-style-asian="italic" style:font-style-complex="italic"/>
    </style:style>
    <style:style style:name="T9" style:family="text">
      <style:text-properties fo:font-style="italic" officeooo:rsid="00355685" style:font-style-asian="italic" style:font-style-complex="italic"/>
    </style:style>
    <style:style style:name="T10" style:family="text">
      <style:text-properties fo:font-style="italic" officeooo:rsid="0052be05" style:font-style-asian="italic" style:font-style-complex="italic"/>
    </style:style>
    <style:style style:name="T11" style:family="text">
      <style:text-properties fo:font-style="italic" officeooo:rsid="005477c4" style:font-style-asian="italic" style:font-style-complex="italic"/>
    </style:style>
    <style:style style:name="T12" style:family="text">
      <style:text-properties fo:font-style="italic" officeooo:rsid="005664a1" style:font-style-asian="italic" style:font-style-complex="italic"/>
    </style:style>
    <style:style style:name="T13" style:family="text">
      <style:text-properties fo:font-style="italic" officeooo:rsid="0057fde3" style:font-style-asian="italic" style:font-style-complex="italic"/>
    </style:style>
    <style:style style:name="T14" style:family="text">
      <style:text-properties fo:font-style="italic" officeooo:rsid="005b7d52" style:font-style-asian="italic" style:font-style-complex="italic"/>
    </style:style>
    <style:style style:name="T15" style:family="text">
      <style:text-properties fo:font-style="italic" officeooo:rsid="0062bb0d" style:font-style-asian="italic" style:font-style-complex="italic"/>
    </style:style>
    <style:style style:name="T16" style:family="text">
      <style:text-properties fo:font-style="italic" officeooo:rsid="006f24bd" style:font-style-asian="italic" style:font-style-complex="italic"/>
    </style:style>
    <style:style style:name="T17" style:family="text">
      <style:text-properties fo:font-style="italic" officeooo:rsid="00b64fe6" style:font-style-asian="italic" style:font-style-complex="italic"/>
    </style:style>
    <style:style style:name="T18" style:family="text">
      <style:text-properties fo:font-style="italic" officeooo:rsid="00bd8fea" style:font-style-asian="italic" style:font-style-complex="italic"/>
    </style:style>
    <style:style style:name="T19" style:family="text">
      <style:text-properties fo:font-style="italic" officeooo:rsid="00cbca57" style:font-style-asian="italic" style:font-style-complex="italic"/>
    </style:style>
    <style:style style:name="T20" style:family="text">
      <style:text-properties fo:font-style="italic" officeooo:rsid="00d707ed" style:font-style-asian="italic" style:font-style-complex="italic"/>
    </style:style>
    <style:style style:name="T21" style:family="text">
      <style:text-properties fo:font-style="italic" officeooo:rsid="00e572f2" style:font-style-asian="italic" style:font-style-complex="italic"/>
    </style:style>
    <style:style style:name="T22" style:family="text">
      <style:text-properties fo:font-style="italic" officeooo:rsid="00ea27e6" style:font-style-asian="italic" style:font-style-complex="italic"/>
    </style:style>
    <style:style style:name="T23" style:family="text">
      <style:text-properties fo:font-style="italic" officeooo:rsid="00ec929d" style:font-style-asian="italic" style:font-style-complex="italic"/>
    </style:style>
    <style:style style:name="T24" style:family="text">
      <style:text-properties fo:font-style="italic" officeooo:rsid="00ef190e" style:font-style-asian="italic" style:font-style-complex="italic"/>
    </style:style>
    <style:style style:name="T25" style:family="text">
      <style:text-properties fo:font-style="italic" officeooo:rsid="00f35687" style:font-style-asian="italic" style:font-style-complex="italic"/>
    </style:style>
    <style:style style:name="T26" style:family="text">
      <style:text-properties fo:font-style="italic" officeooo:rsid="00f50d5f" style:font-style-asian="italic" style:font-style-complex="italic"/>
    </style:style>
    <style:style style:name="T27" style:family="text">
      <style:text-properties fo:font-style="italic" fo:font-weight="bold" officeooo:rsid="00fc72c5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fc72c5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101934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10b5e03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1708a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118a639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19c5ed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78bfb" style:font-style-asian="normal" style:font-style-complex="normal"/>
    </style:style>
    <style:style style:name="T37" style:family="text">
      <style:text-properties fo:font-style="normal" officeooo:rsid="002b110e" style:font-style-asian="normal" style:font-style-complex="normal"/>
    </style:style>
    <style:style style:name="T38" style:family="text">
      <style:text-properties fo:font-style="normal" officeooo:rsid="002c0f30" style:font-style-asian="normal" style:font-style-complex="normal"/>
    </style:style>
    <style:style style:name="T39" style:family="text">
      <style:text-properties fo:font-style="normal" officeooo:rsid="002de06e" style:font-style-asian="normal" style:font-style-complex="normal"/>
    </style:style>
    <style:style style:name="T40" style:family="text">
      <style:text-properties fo:font-style="normal" officeooo:rsid="002f1db8" style:font-style-asian="normal" style:font-style-complex="normal"/>
    </style:style>
    <style:style style:name="T41" style:family="text">
      <style:text-properties fo:font-style="normal" officeooo:rsid="002fb099" style:font-style-asian="normal" style:font-style-complex="normal"/>
    </style:style>
    <style:style style:name="T42" style:family="text">
      <style:text-properties fo:font-style="normal" officeooo:rsid="00314af2" style:font-style-asian="normal" style:font-style-complex="normal"/>
    </style:style>
    <style:style style:name="T43" style:family="text">
      <style:text-properties fo:font-style="normal" officeooo:rsid="0032558d" style:font-style-asian="normal" style:font-style-complex="normal"/>
    </style:style>
    <style:style style:name="T44" style:family="text">
      <style:text-properties fo:font-style="normal" officeooo:rsid="00342f77" style:font-style-asian="normal" style:font-style-complex="normal"/>
    </style:style>
    <style:style style:name="T45" style:family="text">
      <style:text-properties fo:font-style="normal" officeooo:rsid="00353c9b" style:font-style-asian="normal" style:font-style-complex="normal"/>
    </style:style>
    <style:style style:name="T46" style:family="text">
      <style:text-properties fo:font-style="normal" officeooo:rsid="00355685" style:font-style-asian="normal" style:font-style-complex="normal"/>
    </style:style>
    <style:style style:name="T47" style:family="text">
      <style:text-properties fo:font-style="normal" officeooo:rsid="003c0a03" style:font-style-asian="normal" style:font-style-complex="normal"/>
    </style:style>
    <style:style style:name="T48" style:family="text">
      <style:text-properties fo:font-style="normal" officeooo:rsid="003dd929" style:font-style-asian="normal" style:font-style-complex="normal"/>
    </style:style>
    <style:style style:name="T49" style:family="text">
      <style:text-properties fo:font-style="normal" officeooo:rsid="003e6e09" style:font-style-asian="normal" style:font-style-complex="normal"/>
    </style:style>
    <style:style style:name="T50" style:family="text">
      <style:text-properties fo:font-style="normal" officeooo:rsid="003fb157" style:font-style-asian="normal" style:font-style-complex="normal"/>
    </style:style>
    <style:style style:name="T51" style:family="text">
      <style:text-properties fo:font-style="normal" officeooo:rsid="00425742" style:font-style-asian="normal" style:font-style-complex="normal"/>
    </style:style>
    <style:style style:name="T52" style:family="text">
      <style:text-properties fo:font-style="normal" officeooo:rsid="00429544" style:font-style-asian="normal" style:font-style-complex="normal"/>
    </style:style>
    <style:style style:name="T53" style:family="text">
      <style:text-properties fo:font-style="normal" officeooo:rsid="0043cead" style:font-style-asian="normal" style:font-style-complex="normal"/>
    </style:style>
    <style:style style:name="T54" style:family="text">
      <style:text-properties fo:font-style="normal" officeooo:rsid="004572b7" style:font-style-asian="normal" style:font-style-complex="normal"/>
    </style:style>
    <style:style style:name="T55" style:family="text">
      <style:text-properties fo:font-style="normal" officeooo:rsid="0048813c" style:font-style-asian="normal" style:font-style-complex="normal"/>
    </style:style>
    <style:style style:name="T56" style:family="text">
      <style:text-properties fo:font-style="normal" officeooo:rsid="004a61b9" style:font-style-asian="normal" style:font-style-complex="normal"/>
    </style:style>
    <style:style style:name="T57" style:family="text">
      <style:text-properties fo:font-style="normal" officeooo:rsid="004b0e4f" style:font-style-asian="normal" style:font-style-complex="normal"/>
    </style:style>
    <style:style style:name="T58" style:family="text">
      <style:text-properties fo:font-style="normal" officeooo:rsid="004d81a7" style:font-style-asian="normal" style:font-style-complex="normal"/>
    </style:style>
    <style:style style:name="T59" style:family="text">
      <style:text-properties fo:font-style="normal" officeooo:rsid="004f3b64" style:font-style-asian="normal" style:font-style-complex="normal"/>
    </style:style>
    <style:style style:name="T60" style:family="text">
      <style:text-properties fo:font-style="normal" officeooo:rsid="0052be05" style:font-style-asian="normal" style:font-style-complex="normal"/>
    </style:style>
    <style:style style:name="T61" style:family="text">
      <style:text-properties fo:font-style="normal" officeooo:rsid="00532a3a" style:font-style-asian="normal" style:font-style-complex="normal"/>
    </style:style>
    <style:style style:name="T62" style:family="text">
      <style:text-properties fo:font-style="normal" officeooo:rsid="005477c4" style:font-style-asian="normal" style:font-style-complex="normal"/>
    </style:style>
    <style:style style:name="T63" style:family="text">
      <style:text-properties fo:font-style="normal" officeooo:rsid="005664a1" style:font-style-asian="normal" style:font-style-complex="normal"/>
    </style:style>
    <style:style style:name="T64" style:family="text">
      <style:text-properties fo:font-style="normal" officeooo:rsid="0057fde3" style:font-style-asian="normal" style:font-style-complex="normal"/>
    </style:style>
    <style:style style:name="T65" style:family="text">
      <style:text-properties fo:font-style="normal" officeooo:rsid="00593055" style:font-style-asian="normal" style:font-style-complex="normal"/>
    </style:style>
    <style:style style:name="T66" style:family="text">
      <style:text-properties fo:font-style="normal" officeooo:rsid="005af156" style:font-style-asian="normal" style:font-style-complex="normal"/>
    </style:style>
    <style:style style:name="T67" style:family="text">
      <style:text-properties fo:font-style="normal" officeooo:rsid="005b0e7e" style:font-style-asian="normal" style:font-style-complex="normal"/>
    </style:style>
    <style:style style:name="T68" style:family="text">
      <style:text-properties fo:font-style="normal" officeooo:rsid="005b7d52" style:font-style-asian="normal" style:font-style-complex="normal"/>
    </style:style>
    <style:style style:name="T69" style:family="text">
      <style:text-properties fo:font-style="normal" officeooo:rsid="00604d9d" style:font-style-asian="normal" style:font-style-complex="normal"/>
    </style:style>
    <style:style style:name="T70" style:family="text">
      <style:text-properties fo:font-style="normal" officeooo:rsid="0061745f" style:font-style-asian="normal" style:font-style-complex="normal"/>
    </style:style>
    <style:style style:name="T71" style:family="text">
      <style:text-properties fo:font-style="normal" officeooo:rsid="0062bb0d" style:font-style-asian="normal" style:font-style-complex="normal"/>
    </style:style>
    <style:style style:name="T72" style:family="text">
      <style:text-properties fo:font-style="normal" officeooo:rsid="00635ec2" style:font-style-asian="normal" style:font-style-complex="normal"/>
    </style:style>
    <style:style style:name="T73" style:family="text">
      <style:text-properties fo:font-style="normal" officeooo:rsid="00652e59" style:font-style-asian="normal" style:font-style-complex="normal"/>
    </style:style>
    <style:style style:name="T74" style:family="text">
      <style:text-properties fo:font-style="normal" officeooo:rsid="0067837b" style:font-style-asian="normal" style:font-style-complex="normal"/>
    </style:style>
    <style:style style:name="T75" style:family="text">
      <style:text-properties fo:font-style="normal" officeooo:rsid="00687349" style:font-style-asian="normal" style:font-style-complex="normal"/>
    </style:style>
    <style:style style:name="T76" style:family="text">
      <style:text-properties fo:font-style="normal" officeooo:rsid="006a4180" style:font-style-asian="normal" style:font-style-complex="normal"/>
    </style:style>
    <style:style style:name="T77" style:family="text">
      <style:text-properties fo:font-style="normal" officeooo:rsid="006bc7af" style:font-style-asian="normal" style:font-style-complex="normal"/>
    </style:style>
    <style:style style:name="T78" style:family="text">
      <style:text-properties fo:font-style="normal" officeooo:rsid="006d77e1" style:font-style-asian="normal" style:font-style-complex="normal"/>
    </style:style>
    <style:style style:name="T79" style:family="text">
      <style:text-properties fo:font-style="normal" officeooo:rsid="006f24bd" style:font-style-asian="normal" style:font-style-complex="normal"/>
    </style:style>
    <style:style style:name="T80" style:family="text">
      <style:text-properties fo:font-style="normal" officeooo:rsid="006faba8" style:font-style-asian="normal" style:font-style-complex="normal"/>
    </style:style>
    <style:style style:name="T81" style:family="text">
      <style:text-properties fo:font-style="normal" officeooo:rsid="00700401" style:font-style-asian="normal" style:font-style-complex="normal"/>
    </style:style>
    <style:style style:name="T82" style:family="text">
      <style:text-properties fo:font-style="normal" officeooo:rsid="00716b46" style:font-style-asian="normal" style:font-style-complex="normal"/>
    </style:style>
    <style:style style:name="T83" style:family="text">
      <style:text-properties fo:font-style="normal" officeooo:rsid="0075465d" style:font-style-asian="normal" style:font-style-complex="normal"/>
    </style:style>
    <style:style style:name="T84" style:family="text">
      <style:text-properties fo:font-style="normal" officeooo:rsid="00778328" style:font-style-asian="normal" style:font-style-complex="normal"/>
    </style:style>
    <style:style style:name="T85" style:family="text">
      <style:text-properties fo:font-style="normal" officeooo:rsid="0078af45" style:font-style-asian="normal" style:font-style-complex="normal"/>
    </style:style>
    <style:style style:name="T86" style:family="text">
      <style:text-properties fo:font-style="normal" officeooo:rsid="00797e86" style:font-style-asian="normal" style:font-style-complex="normal"/>
    </style:style>
    <style:style style:name="T87" style:family="text">
      <style:text-properties fo:font-style="normal" officeooo:rsid="007b38a0" style:font-style-asian="normal" style:font-style-complex="normal"/>
    </style:style>
    <style:style style:name="T88" style:family="text">
      <style:text-properties fo:font-style="normal" officeooo:rsid="007d00f3" style:font-style-asian="normal" style:font-style-complex="normal"/>
    </style:style>
    <style:style style:name="T89" style:family="text">
      <style:text-properties fo:font-style="normal" officeooo:rsid="007d8aa9" style:font-style-asian="normal" style:font-style-complex="normal"/>
    </style:style>
    <style:style style:name="T90" style:family="text">
      <style:text-properties fo:font-style="normal" officeooo:rsid="007dd8be" style:font-style-asian="normal" style:font-style-complex="normal"/>
    </style:style>
    <style:style style:name="T91" style:family="text">
      <style:text-properties fo:font-style="normal" officeooo:rsid="007f1e43" style:font-style-asian="normal" style:font-style-complex="normal"/>
    </style:style>
    <style:style style:name="T92" style:family="text">
      <style:text-properties fo:font-style="normal" officeooo:rsid="007f7bd8" style:font-style-asian="normal" style:font-style-complex="normal"/>
    </style:style>
    <style:style style:name="T93" style:family="text">
      <style:text-properties fo:font-style="normal" officeooo:rsid="00896b7a" style:font-style-asian="normal" style:font-style-complex="normal"/>
    </style:style>
    <style:style style:name="T94" style:family="text">
      <style:text-properties fo:font-style="normal" officeooo:rsid="008cc214" style:font-style-asian="normal" style:font-style-complex="normal"/>
    </style:style>
    <style:style style:name="T95" style:family="text">
      <style:text-properties fo:font-style="normal" officeooo:rsid="008de554" style:font-style-asian="normal" style:font-style-complex="normal"/>
    </style:style>
    <style:style style:name="T96" style:family="text">
      <style:text-properties fo:font-style="normal" officeooo:rsid="008f8349" style:font-style-asian="normal" style:font-style-complex="normal"/>
    </style:style>
    <style:style style:name="T97" style:family="text">
      <style:text-properties fo:font-style="normal" officeooo:rsid="0092e639" style:font-style-asian="normal" style:font-style-complex="normal"/>
    </style:style>
    <style:style style:name="T98" style:family="text">
      <style:text-properties fo:font-style="normal" officeooo:rsid="009407a1" style:font-style-asian="normal" style:font-style-complex="normal"/>
    </style:style>
    <style:style style:name="T99" style:family="text">
      <style:text-properties fo:font-style="normal" officeooo:rsid="00969411" style:font-style-asian="normal" style:font-style-complex="normal"/>
    </style:style>
    <style:style style:name="T100" style:family="text">
      <style:text-properties fo:font-style="normal" officeooo:rsid="00984592" style:font-style-asian="normal" style:font-style-complex="normal"/>
    </style:style>
    <style:style style:name="T101" style:family="text">
      <style:text-properties fo:font-style="normal" officeooo:rsid="00988682" style:font-style-asian="normal" style:font-style-complex="normal"/>
    </style:style>
    <style:style style:name="T102" style:family="text">
      <style:text-properties fo:font-style="normal" officeooo:rsid="0098a2e7" style:font-style-asian="normal" style:font-style-complex="normal"/>
    </style:style>
    <style:style style:name="T103" style:family="text">
      <style:text-properties fo:font-style="normal" officeooo:rsid="009c985f" style:font-style-asian="normal" style:font-style-complex="normal"/>
    </style:style>
    <style:style style:name="T104" style:family="text">
      <style:text-properties fo:font-style="normal" officeooo:rsid="009e908e" style:font-style-asian="normal" style:font-style-complex="normal"/>
    </style:style>
    <style:style style:name="T105" style:family="text">
      <style:text-properties fo:font-style="normal" officeooo:rsid="009fe86a" style:font-style-asian="normal" style:font-style-complex="normal"/>
    </style:style>
    <style:style style:name="T106" style:family="text">
      <style:text-properties fo:font-style="normal" officeooo:rsid="00a23bb7" style:font-style-asian="normal" style:font-style-complex="normal"/>
    </style:style>
    <style:style style:name="T107" style:family="text">
      <style:text-properties fo:font-style="normal" officeooo:rsid="00a3f8b4" style:font-style-asian="normal" style:font-style-complex="normal"/>
    </style:style>
    <style:style style:name="T108" style:family="text">
      <style:text-properties fo:font-style="normal" officeooo:rsid="00a78154" style:font-style-asian="normal" style:font-style-complex="normal"/>
    </style:style>
    <style:style style:name="T109" style:family="text">
      <style:text-properties fo:font-style="normal" officeooo:rsid="00a99971" style:font-style-asian="normal" style:font-style-complex="normal"/>
    </style:style>
    <style:style style:name="T110" style:family="text">
      <style:text-properties fo:font-style="normal" officeooo:rsid="00ad4e19" style:font-style-asian="normal" style:font-style-complex="normal"/>
    </style:style>
    <style:style style:name="T111" style:family="text">
      <style:text-properties fo:font-style="normal" officeooo:rsid="00b137c5" style:font-style-asian="normal" style:font-style-complex="normal"/>
    </style:style>
    <style:style style:name="T112" style:family="text">
      <style:text-properties fo:font-style="normal" officeooo:rsid="00b16781" style:font-style-asian="normal" style:font-style-complex="normal"/>
    </style:style>
    <style:style style:name="T113" style:family="text">
      <style:text-properties fo:font-style="normal" officeooo:rsid="00b2e07d" style:font-style-asian="normal" style:font-style-complex="normal"/>
    </style:style>
    <style:style style:name="T114" style:family="text">
      <style:text-properties fo:font-style="normal" officeooo:rsid="00b6311a" style:font-style-asian="normal" style:font-style-complex="normal"/>
    </style:style>
    <style:style style:name="T115" style:family="text">
      <style:text-properties fo:font-style="normal" officeooo:rsid="00b64fe6" style:font-style-asian="normal" style:font-style-complex="normal"/>
    </style:style>
    <style:style style:name="T116" style:family="text">
      <style:text-properties fo:font-style="normal" officeooo:rsid="00b964b3" style:font-style-asian="normal" style:font-style-complex="normal"/>
    </style:style>
    <style:style style:name="T117" style:family="text">
      <style:text-properties fo:font-style="normal" officeooo:rsid="00bc380b" style:font-style-asian="normal" style:font-style-complex="normal"/>
    </style:style>
    <style:style style:name="T118" style:family="text">
      <style:text-properties fo:font-style="normal" officeooo:rsid="00bd8fea" style:font-style-asian="normal" style:font-style-complex="normal"/>
    </style:style>
    <style:style style:name="T119" style:family="text">
      <style:text-properties fo:font-style="normal" officeooo:rsid="00befa11" style:font-style-asian="normal" style:font-style-complex="normal"/>
    </style:style>
    <style:style style:name="T120" style:family="text">
      <style:text-properties fo:font-style="normal" officeooo:rsid="00bff856" style:font-style-asian="normal" style:font-style-complex="normal"/>
    </style:style>
    <style:style style:name="T121" style:family="text">
      <style:text-properties fo:font-style="normal" officeooo:rsid="00c1795a" style:font-style-asian="normal" style:font-style-complex="normal"/>
    </style:style>
    <style:style style:name="T122" style:family="text">
      <style:text-properties fo:font-style="normal" officeooo:rsid="00c34386" style:font-style-asian="normal" style:font-style-complex="normal"/>
    </style:style>
    <style:style style:name="T123" style:family="text">
      <style:text-properties fo:font-style="normal" officeooo:rsid="00cc2c0a" style:font-style-asian="normal" style:font-style-complex="normal"/>
    </style:style>
    <style:style style:name="T124" style:family="text">
      <style:text-properties fo:font-style="normal" officeooo:rsid="00cd9662" style:font-style-asian="normal" style:font-style-complex="normal"/>
    </style:style>
    <style:style style:name="T125" style:family="text">
      <style:text-properties fo:font-style="normal" officeooo:rsid="00cf6fee" style:font-style-asian="normal" style:font-style-complex="normal"/>
    </style:style>
    <style:style style:name="T126" style:family="text">
      <style:text-properties fo:font-style="normal" officeooo:rsid="00d07aee" style:font-style-asian="normal" style:font-style-complex="normal"/>
    </style:style>
    <style:style style:name="T127" style:family="text">
      <style:text-properties fo:font-style="normal" officeooo:rsid="00d1c478" style:font-style-asian="normal" style:font-style-complex="normal"/>
    </style:style>
    <style:style style:name="T128" style:family="text">
      <style:text-properties fo:font-style="normal" officeooo:rsid="00d3b769" style:font-style-asian="normal" style:font-style-complex="normal"/>
    </style:style>
    <style:style style:name="T129" style:family="text">
      <style:text-properties fo:font-style="normal" officeooo:rsid="00d509d8" style:font-style-asian="normal" style:font-style-complex="normal"/>
    </style:style>
    <style:style style:name="T130" style:family="text">
      <style:text-properties fo:font-style="normal" officeooo:rsid="00d707ed" style:font-style-asian="normal" style:font-style-complex="normal"/>
    </style:style>
    <style:style style:name="T131" style:family="text">
      <style:text-properties fo:font-style="normal" officeooo:rsid="00d7755f" style:font-style-asian="normal" style:font-style-complex="normal"/>
    </style:style>
    <style:style style:name="T132" style:family="text">
      <style:text-properties fo:font-style="normal" officeooo:rsid="00d92ac1" style:font-style-asian="normal" style:font-style-complex="normal"/>
    </style:style>
    <style:style style:name="T133" style:family="text">
      <style:text-properties fo:font-style="normal" officeooo:rsid="00db088c" style:font-style-asian="normal" style:font-style-complex="normal"/>
    </style:style>
    <style:style style:name="T134" style:family="text">
      <style:text-properties fo:font-style="normal" officeooo:rsid="00dd8f8a" style:font-style-asian="normal" style:font-style-complex="normal"/>
    </style:style>
    <style:style style:name="T135" style:family="text">
      <style:text-properties fo:font-style="normal" officeooo:rsid="00df6ec0" style:font-style-asian="normal" style:font-style-complex="normal"/>
    </style:style>
    <style:style style:name="T136" style:family="text">
      <style:text-properties fo:font-style="normal" officeooo:rsid="00e01545" style:font-style-asian="normal" style:font-style-complex="normal"/>
    </style:style>
    <style:style style:name="T137" style:family="text">
      <style:text-properties fo:font-style="normal" officeooo:rsid="00e02471" style:font-style-asian="normal" style:font-style-complex="normal"/>
    </style:style>
    <style:style style:name="T138" style:family="text">
      <style:text-properties fo:font-style="normal" officeooo:rsid="00e0fbaa" style:font-style-asian="normal" style:font-style-complex="normal"/>
    </style:style>
    <style:style style:name="T139" style:family="text">
      <style:text-properties fo:font-style="normal" officeooo:rsid="00e572f2" style:font-style-asian="normal" style:font-style-complex="normal"/>
    </style:style>
    <style:style style:name="T140" style:family="text">
      <style:text-properties fo:font-style="normal" officeooo:rsid="00e87587" style:font-style-asian="normal" style:font-style-complex="normal"/>
    </style:style>
    <style:style style:name="T141" style:family="text">
      <style:text-properties fo:font-style="normal" officeooo:rsid="00ea27e6" style:font-style-asian="normal" style:font-style-complex="normal"/>
    </style:style>
    <style:style style:name="T142" style:family="text">
      <style:text-properties fo:font-style="normal" officeooo:rsid="00ec929d" style:font-style-asian="normal" style:font-style-complex="normal"/>
    </style:style>
    <style:style style:name="T143" style:family="text">
      <style:text-properties fo:font-style="normal" officeooo:rsid="00ede404" style:font-style-asian="normal" style:font-style-complex="normal"/>
    </style:style>
    <style:style style:name="T144" style:family="text">
      <style:text-properties fo:font-style="normal" officeooo:rsid="00ef190e" style:font-style-asian="normal" style:font-style-complex="normal"/>
    </style:style>
    <style:style style:name="T145" style:family="text">
      <style:text-properties fo:font-style="normal" officeooo:rsid="00efafa4" style:font-style-asian="normal" style:font-style-complex="normal"/>
    </style:style>
    <style:style style:name="T146" style:family="text">
      <style:text-properties fo:font-style="normal" officeooo:rsid="00f103d6" style:font-style-asian="normal" style:font-style-complex="normal"/>
    </style:style>
    <style:style style:name="T147" style:family="text">
      <style:text-properties fo:font-style="normal" officeooo:rsid="00f22076" style:font-style-asian="normal" style:font-style-complex="normal"/>
    </style:style>
    <style:style style:name="T148" style:family="text">
      <style:text-properties fo:font-style="normal" officeooo:rsid="00f35687" style:font-style-asian="normal" style:font-style-complex="normal"/>
    </style:style>
    <style:style style:name="T149" style:family="text">
      <style:text-properties fo:font-style="normal" officeooo:rsid="00f453e4" style:font-style-asian="normal" style:font-style-complex="normal"/>
    </style:style>
    <style:style style:name="T150" style:family="text">
      <style:text-properties fo:font-style="normal" officeooo:rsid="00f50d5f" style:font-style-asian="normal" style:font-style-complex="normal"/>
    </style:style>
    <style:style style:name="T151" style:family="text">
      <style:text-properties fo:font-style="normal" officeooo:rsid="00f7004d" style:font-style-asian="normal" style:font-style-complex="normal"/>
    </style:style>
    <style:style style:name="T1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fc72c5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fdb882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01934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04920d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05f34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079c7c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0804f1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1088531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090cf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09965b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0b5e03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10c1f68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0d8b6a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0ee5a6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110710e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11708ab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119c5e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11afba2" style:font-style-asian="normal" style:font-weight-asian="normal" style:font-style-complex="normal" style:font-weight-complex="normal"/>
    </style:style>
    <style:style style:name="T171" style:family="text">
      <style:text-properties officeooo:rsid="003b49a0"/>
    </style:style>
    <style:style style:name="T172" style:family="text">
      <style:text-properties officeooo:rsid="006f24bd"/>
    </style:style>
    <style:style style:name="T173" style:family="text">
      <style:text-properties officeooo:rsid="00cbca57"/>
    </style:style>
    <style:style style:name="T174" style:family="text">
      <style:text-properties officeooo:rsid="00fc72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Orazio</text:p>
      <text:p text:style-name="P1">Orazio e il suo tempo</text:p>
      <text:p text:style-name="P4">Quinto Orazio Flacco <text:span text:style-name="T1">nasce a Venosa, tra Puglia e Basilicata, l’8 dicembre del 65 a.C.<text:line-break/></text:span><text:span text:style-name="T2">Il padre voleva offrirgli una buona educazione e decise di trasferirsi a Roma, dove studiò col maestro Orbilio, un grammatico manesco. Segue il viaggio in Grecia: ad Atene studia retorica e filosofia e approfondisce le lettere greche, nonché conosce Bruto, nel cui esercito si arruola, appoggiando i cesaricidi. </text:span><text:span text:style-name="T3">Dopo la nota sconfitta a Filippi, </text:span><text:span text:style-name="T4">Orazio viene privato delle proprietà ereditate dal padre, ed è costretto a diventare uno </text:span><text:span text:style-name="T6">scriba questorius,</text:span><text:span text:style-name="T36"> un impiegato nell’amministrazione statale.</text:span></text:p>
      <text:p text:style-name="P5"><text:span text:style-name="T36">C</text:span><text:span text:style-name="T35">omincia la sua attività politica scrivendo gli </text:span><text:span text:style-name="T5">Epodi </text:span><text:span text:style-name="T37">e le </text:span><text:span text:style-name="T7">Satire</text:span><text:span text:style-name="T37">; </text:span><text:span text:style-name="T38">viene presentato nel 39 a Mecenate, </text:span><text:span text:style-name="T39">il quale lo ammetterà nel suo circolo, offrendogli un podere dove sfuggire alla vita cittadina e, in seguito ad aver stretto un profondo legame di amicizia, </text:span><text:span text:style-name="T40">lo introdurrà ad Augusto, </text:span><text:span text:style-name="T41">per la cui propaganda contribuì coi suoi testi. </text:span><text:span text:style-name="T42">Al proposito scrisse le “Odi romane” e un inno agli dei protettori di Roma</text:span><text:span text:style-name="T43">, il </text:span><text:span text:style-name="T8">Carmen seculare</text:span><text:span text:style-name="T43">, </text:span><text:span text:style-name="T44">commissionato proprio da Augusto. </text:span><text:span text:style-name="T45">Nel frattempo Orazio rifiuta di diventare il segretario privato di Augusto.</text:span></text:p>
      <text:p text:style-name="P6"><text:span text:style-name="T45">L</text:span><text:span text:style-name="T35">a vecchiaia e la mala salute lo portano a diminuire e poi cessare l’attività letteraria. Il poeta muore a Roma alla fine di novembre dell’8 a.C., poco dopo </text:span><text:span text:style-name="T46">la morte di Mecenate, accanto alla cui tomba venne seppellito (Orazio lo riteneva l’</text:span><text:span text:style-name="T9">animae dimidium meae</text:span><text:span text:style-name="T46">).</text:span></text:p>
      <text:p text:style-name="P2">Il poeta della misura</text:p>
      <text:p text:style-name="P9">Orazio si concentra sull’idea, <text:span text:style-name="T171">di stampo epicureo, </text:span>della felicità come <text:span text:style-name="T5">modus</text:span><text:span text:style-name="T35">, ovvero una condizione di equilibrio e misura, </text:span><text:span text:style-name="T47">che impedisce di abbandonarsi agli eccessi </text:span><text:span text:style-name="T48">e consente di raggiungere l’autosufficienza interiore che è propria del vero saggio. </text:span><text:span text:style-name="T49">Una tale condizione di felicità </text:span><text:span text:style-name="T50">comporta una scelta di vita misurata, </text:span><text:span text:style-name="T51">in cui piaceri e passioni s</text:span><text:span text:style-name="T52">iano dosati </text:span><text:span text:style-name="T53">in modo da lasciare all’uomo </text:span><text:span text:style-name="T54">la certezza di non dipenderne e la possibilità di allontanarsene senza sforzo alcuno. </text:span><text:span text:style-name="T55">L’equilibrio </text:span><text:span text:style-name="T56">di Orazio vacilla tra la coscienza dello scorrere ineluttabile del tempo e i momenti di gioia dati dall’amicizia, dal vino e dal canto</text:span><text:span text:style-name="T54"> </text:span><text:span text:style-name="T56">che allontanano </text:span><text:span text:style-name="T57">l’opprimente</text:span><text:span text:style-name="T56"> pensiero della morte. </text:span><text:span text:style-name="T58">Per il poeta l’unica cosa da fare per contrastare queste paure è trovare uno spazio, fisico o temporale come un podere o un giorno, nel quale ci si senta confortati </text:span><text:span text:style-name="T59">dalla tranquillità o dalle relazioni con le altre persone. </text:span></text:p>
      <text:p text:style-name="P7"><text:span text:style-name="T59">N</text:span><text:span text:style-name="T35">elle </text:span><text:span text:style-name="T5">Odi</text:span><text:span text:style-name="T35"> Orazio si confronta con il suo tempo, </text:span><text:span text:style-name="T60">trattando tematiche civili e nazionali, con i miti del regime e i suoi fondamenti, nonostante la sua adesione all’ideologia augustea non possa essere considerata pura celebrazione del </text:span><text:span text:style-name="T10">princeps </text:span><text:span text:style-name="T61">o aperta </text:span><text:soft-page-break/><text:span text:style-name="T61">propaganda scritta in versi. </text:span><text:span text:style-name="T62">È la fiducia riposta nel riportare in auge i valori del </text:span><text:span text:style-name="T11">mos maiorum </text:span><text:span text:style-name="T63">che Orazio promuove: il ripristino dell’antica </text:span><text:span text:style-name="T12">religi</text:span><text:span text:style-name="T13">o</text:span><text:span text:style-name="T63"> </text:span><text:span text:style-name="T64">e le antiche virtù </text:span><text:span text:style-name="T65">trovano il pieno appoggio di Orazio, </text:span><text:span text:style-name="T66">che promuove </text:span><text:span text:style-name="T67">e acclama </text:span><text:span text:style-name="T66">altresì </text:span><text:span text:style-name="T67">la politica di pacificazione proposta dal </text:span><text:span text:style-name="T14">princeps</text:span><text:span text:style-name="T68">.</text:span><text:span text:style-name="T67"> </text:span><text:span text:style-name="T68">Orazio non cade in una banale e sterile propaganda, scegliendo di non rinunciare mai alla propria dignità di uomo libero.</text:span></text:p>
      <text:p text:style-name="P10"><text:span text:style-name="T68">L</text:span><text:span text:style-name="T35">a pace politica non prende piede, così come la tranquillità di Orazio che, spinto dalla malinconia e dall’irrequietezza, </text:span><text:span text:style-name="T69">si trasferisce in campagna, </text:span><text:span text:style-name="T70">con la spinta di spostarsi sempre in cerca della pace interiore che, tuttavia, è conseguibile solo con l’esercizio della virtù. </text:span><text:span text:style-name="T71">Si legge nelle </text:span><text:span text:style-name="T15">Epistole </text:span><text:span text:style-name="T71">come </text:span><text:span text:style-name="T72">l’arte del vivere, con l’avanzare dell’età, si tramuti in </text:span><text:span text:style-name="T73">arte del convivere: con sé stessi e con le proprie fragilità e i propri limiti. </text:span><text:span text:style-name="T74">È l’angoscia dell’uomo moderno, </text:span><text:span text:style-name="T75">un’inconcludente ricerca della possibilità di far coincidere realtà e idea, </text:span><text:span text:style-name="T76">che lo porta a vivere in un perenne stato di smarrimento del senso della vita. </text:span><text:span text:style-name="T77">Lo stato di noia e di percezione del nulla sono delle tematiche che, molto lontane dalla lirica classica, si ritroveranno poi co</text:span><text:span text:style-name="T78">n i</text:span><text:span text:style-name="T77"> romantici.</text:span></text:p>
      <text:p text:style-name="P3">Fra ricerca dell’equilibrio e abbandono delle passioni</text:p>
      <text:p text:style-name="P8"><text:span text:style-name="T172">L’opera oraziana teorizza i principi di </text:span><text:span text:style-name="T5">μετριότης</text:span><text:span text:style-name="T79"> e </text:span><text:span text:style-name="T16">αὐτάρκεια, </text:span><text:span text:style-name="T80">la “moderazione”, il “giusto mezzo” aristotelico, e </text:span><text:span text:style-name="T81">l’”autosufficienza”. </text:span><text:span text:style-name="T82">Succede quando parla di sé in modo autobiografico, interagendo direttamente con un interlocutore o tirando le somme della propria vita. </text:span><text:span text:style-name="T83">Muoversi e scegliere con misura in ogni ambito porta ad u</text:span><text:span text:style-name="T84">no degli obiettivi più alti della ricerca etica di Orazio: l’autosufficienza interiore, </text:span><text:span text:style-name="T85">l’unica protezione contro l’angoscia data d</text:span><text:span text:style-name="T86">a</text:span><text:span text:style-name="T85">ll’avvicinamento della morte.</text:span></text:p>
      <text:p text:style-name="P11"><text:span text:style-name="T85">P</text:span><text:span text:style-name="T35">artendo da</text:span><text:span text:style-name="T87">llo scorrere inesorabile del tempo, </text:span><text:span text:style-name="T88">Orazio </text:span><text:span text:style-name="T89">identifica </text:span><text:span text:style-name="T90">le gioie </text:span><text:span text:style-name="T91">più preziose </text:span><text:span text:style-name="T92">per l’uomo, di cui deve goderne senza mai eccedere. </text:span><text:span text:style-name="T93">La prima è sicuramente lo stare insieme ai propri amici banchettando e bevendo, secondo il modello </text:span><text:span text:style-name="T97">del Simposio</text:span><text:span text:style-name="T93"> greco, </text:span><text:span text:style-name="T94">di cui il poeta ha fatto esperienza, </text:span><text:span text:style-name="T95">e per la </text:span><text:span text:style-name="T98">realistica </text:span><text:span text:style-name="T95">descrizione del quale si serve delle </text:span><text:span text:style-name="T96">importanti </text:span><text:span text:style-name="T95">suggestioni del poeta greco Alceo.<text:line-break/></text:span><text:span text:style-name="T99">Gli amici, per Orazio, costituiscono </text:span><text:span text:style-name="T100">il bene supremo: </text:span><text:span text:style-name="T101">il circolo i Mecenate ne è un esempio, caratterizzato da rapporti intimi e sinceri, privi di invidia </text:span><text:span text:style-name="T102">o corruzione. </text:span><text:span text:style-name="T103">I versi del poeta </text:span><text:span text:style-name="T104">sono spesso e volentieri indirizzati </text:span><text:span text:style-name="T105">agli amici, che invita a riflettere sulla propria esistenza e la sua caducità, sul tempo che scorre e segna la nostra fine. </text:span><text:span text:style-name="T106">Li rimprovera anche di non perdere questo tempo donato loro dalla sorte, e li invita a bere e divertirsi </text:span><text:span text:style-name="T107">tutti insieme</text:span><text:span text:style-name="T106"> a lui: </text:span><text:span text:style-name="T108">tra tutti, Mecenate era quello </text:span><text:span text:style-name="T109">con cui Orazio aveva stretto il legame più profondo.</text:span></text:p>
      <text:p text:style-name="P12"><text:span text:style-name="T109">P</text:span><text:span text:style-name="T35">iù lieve dell’amicizia, anche l’amore è una </text:span><text:span text:style-name="T110">delle </text:span><text:span text:style-name="T35">gioi</text:span><text:span text:style-name="T110">e </text:span><text:span text:style-name="T35">della vit</text:span><text:span text:style-name="T110">a, </text:span><text:span text:style-name="T111">che, </text:span><text:span text:style-name="T112">volatile, </text:span><text:span text:style-name="T113">non arriva né alla tragicità virgiliana e né all’intensa passione catulliana. </text:span><text:span text:style-name="T114">È proprio dei giovani che, per essere saggi, </text:span><text:span text:style-name="T115">devono proteggersi dal </text:span><text:span text:style-name="T17">furor</text:span><text:span text:style-name="T115"> e dall’</text:span><text:span text:style-name="T17">insania, </text:span><text:span text:style-name="T116">deleteri per </text:span><text:soft-page-break/><text:span text:style-name="T116">l’autosufficienza, e che, una volta diventati infastiditi dagli acciacchi della vecchiaia e dal peso degli anni, ne conserveranno con malinconia un lontano ricordo.</text:span></text:p>
      <text:p text:style-name="P13"><text:span text:style-name="T116">L’</text:span><text:span text:style-name="T35">irrequietezza che è tanto presente nel primo libro delle </text:span><text:span text:style-name="T5">Epistole</text:span><text:span text:style-name="T35"> </text:span><text:span text:style-name="T117">non è tema che emerge solo nella maturità del poeta: </text:span><text:span text:style-name="T118">nelle </text:span><text:span text:style-name="T18">Satire</text:span><text:span text:style-name="T118"> </text:span><text:span text:style-name="T119">Orazio </text:span><text:span text:style-name="T120">descrive le “malattie” che il suo schiavo Davo, nel giorno dei Saturnali, </text:span><text:span text:style-name="T121">gli rinfacciò, </text:span><text:span text:style-name="T122">ammonendolo di come stesse vivendo le passioni con eccesso e senza rendersi conto di quanto queste lo stessero degenerando.</text:span></text:p>
      <text:p text:style-name="P15">La funzione eternatrice della poesia</text:p>
      <text:p text:style-name="P19">Orazio e la sua poetica hanno due principali facce: la prima è quella sino ad adesso analizzata, <text:span text:style-name="T173">dove mette a nudo le sue paure e la sua irrequietezza, la sua interiorità; la seconda è quella degli encomi al </text:span><text:span text:style-name="T19">princeps, </text:span><text:span text:style-name="T123">alla missione civilizzatrice di Roma e alle virtù degli antenati. </text:span><text:span text:style-name="T124">Per Orazio Augusto è il </text:span><text:span text:style-name="T125">restauratore della pace </text:span><text:span text:style-name="T126">dopo le guerre civili, </text:span><text:span text:style-name="T127">degli antichi valori </text:span><text:span text:style-name="T128">ed esalta la moderna virtù, </text:span><text:span text:style-name="T129">critica gli eccessi </text:span><text:span text:style-name="T130">e promuove la </text:span><text:span text:style-name="T20">pietas.</text:span><text:span text:style-name="T130"> </text:span><text:span text:style-name="T131">I principi augustei rispecchiavano quelli che, con la sua poetica, volle trasmettere Orazio, che pertanto consideriamo un vero e proprio vate: </text:span><text:span text:style-name="T132">si considerava un vero sacerdote delle Muse </text:span><text:span text:style-name="T133">che lo ispirano per istruire il popolo dei valori fondanti della rinnovata società romana.</text:span></text:p>
      <text:p text:style-name="P20"><text:span text:style-name="T133">O</text:span><text:span text:style-name="T35">razio congiungeva queste due sue facce mediante </text:span><text:span text:style-name="T134">l’unico mezzo che lo potesse aiutare a rifuggire il tempo perché etern</text:span><text:span text:style-name="T135">o</text:span><text:span text:style-name="T134"> ed eternat</text:span><text:span text:style-name="T135">ore: la poesia, </text:span><text:span text:style-name="T136">che rende immortali i suoi versi con annessi i valori trasmessi. </text:span><text:span text:style-name="T137">Ed è proprio per comprendere la sua lirica che bisogna studiare il rapporto che intercorreva tra la sua poesia e quella greca: Orazio sa bene di quanto lui e tutta la lirica romana siano debitori </text:span><text:span text:style-name="T138">nei confronti dell’inventiva artistica greca, </text:span><text:span text:style-name="T139">esprimendo questa sua consapevolezza con, ad esempio, le </text:span><text:span text:style-name="T140">sentenziose </text:span><text:span text:style-name="T139">parole “</text:span><text:span text:style-name="T21">Graecia capta ferum victorem cepit”, </text:span><text:span text:style-name="T141">provenienti dalle </text:span><text:span text:style-name="T22">Epistole</text:span><text:span text:style-name="T141">. </text:span><text:span text:style-name="T142">Si dichiara anche, nelle </text:span><text:span text:style-name="T23">Odi,</text:span><text:span text:style-name="T142"> erede della lirica greca arcaica, </text:span><text:span text:style-name="T143">debitore di Alceo e Saffo a tal punto che </text:span><text:span text:style-name="T144">si definisce </text:span><text:span text:style-name="T24">primus ego </text:span><text:span text:style-name="T144">che portò nella lirica romana quella </text:span><text:span text:style-name="T145">raffinata </text:span><text:span text:style-name="T144">greca arcaica </text:span><text:span text:style-name="T145">e, in seguito, alessandrina. <text:line-break/></text:span><text:span text:style-name="T146">Anche da poeti romani Orazio prende spunto, come da Lucilio per le satire, la critica accattivante </text:span><text:span text:style-name="T147">e l’elemento autobiografico. </text:span><text:span text:style-name="T148">Anche Catullo e i</text:span><text:span text:style-name="T25"> poetae novi </text:span><text:span text:style-name="T148">gli </text:span><text:span text:style-name="T149">sono</text:span><text:span text:style-name="T148"> stat</text:span><text:span text:style-name="T149">i</text:span><text:span text:style-name="T148"> maestr</text:span><text:span text:style-name="T149">i, </text:span><text:span text:style-name="T150">di quel fine </text:span><text:span text:style-name="T26">labor limae, </text:span><text:span text:style-name="T151">dell’eleganza e dell’immediatezza espressiva.</text:span></text:p>
      <text:p text:style-name="P16">Lo stile</text:p>
      <text:p text:style-name="P17">Lo stile della poesia di Orazio <text:span text:style-name="T174">è riconducibile al principio della </text:span><text:span text:style-name="T27">medietas</text:span><text:span text:style-name="T29"> </text:span><text:span text:style-name="T153">che regola anche la vita e la riflessione filosofica </text:span><text:span text:style-name="T154">del poeta, </text:span><text:span text:style-name="T155">che segue uno stile medio-alto che spazia dal </text:span><text:span text:style-name="T30">sermo </text:span><text:span text:style-name="T155">alla tensione delle liriche più impegnate.<text:line-break/></text:span><text:span text:style-name="T156">Orazio u</text:span><text:span text:style-name="T157">tilizza svariate metonimie a discapito delle metafore, cercando sempre di </text:span><text:soft-page-break/><text:span text:style-name="T157">avvicinarsi a delle immagini quanto più concrete e reali, </text:span><text:span text:style-name="T158">che fanno sfondo a dei versi ricchi di forza e vigore. </text:span><text:span text:style-name="T159">Numerosi iperbati, anafore, ossimori, antitesi e</text:span><text:span text:style-name="T160">d</text:span><text:span text:style-name="T159"> enjambemen</text:span><text:span text:style-name="T161">t </text:span><text:span text:style-name="T162">dilatano il ritmo, </text:span><text:span text:style-name="T163">oltre che a riferirsi al principio della </text:span><text:span text:style-name="T31">callida iunctura, </text:span><text:span text:style-name="T163">secondo la quale si accostano termini comuni per ricavarne </text:span><text:span text:style-name="T164">concetti particolarmente ricchi semanticamente. </text:span><text:span text:style-name="T167">Quello oraziano è u</text:span><text:span text:style-name="T165">n linguaggio incisivo, sintetico e originale.</text:span></text:p>
      <text:p text:style-name="P18"><text:span text:style-name="T165">G</text:span><text:span text:style-name="T152">li </text:span><text:span text:style-name="T28">Epodi </text:span><text:span text:style-name="T152">sono scritti in metro giambico; </text:span><text:span text:style-name="T168">l’esametro è usato nelle satire e nelle </text:span><text:span text:style-name="T32">Epistole, </text:span><text:span text:style-name="T169">portato alla massima espressività </text:span><text:span text:style-name="T170">grazie ai numerosi enjambement.</text:span></text:p>
      <text:p text:style-name="P18"><text:span text:style-name="T17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8:15:10.574973752</meta:creation-date>
    <dc:date>2021-01-06T11:26:19.689974016</dc:date>
    <meta:editing-duration>PT4H2M27S</meta:editing-duration>
    <meta:editing-cycles>195</meta:editing-cycles>
    <meta:generator>LibreOffice/6.4.6.2$Linux_X86_64 LibreOffice_project/40$Build-2</meta:generator>
    <meta:document-statistic meta:table-count="0" meta:image-count="0" meta:object-count="0" meta:page-count="4" meta:paragraph-count="20" meta:word-count="1375" meta:character-count="8784" meta:non-whitespace-character-count="7427"/>
  </office:meta>
</office:document-meta>
</file>